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87a" officeooo:paragraph-rsid="001bb87a"/>
    </style:style>
    <style:style style:name="P2" style:family="paragraph" style:parent-style-name="Standard">
      <style:text-properties officeooo:rsid="001bb87a" officeooo:paragraph-rsid="001e71ce"/>
    </style:style>
    <style:style style:name="P3" style:family="paragraph" style:parent-style-name="Standard">
      <style:text-properties fo:font-weight="bold" officeooo:rsid="001bb87a" officeooo:paragraph-rsid="001bb87a" style:font-weight-asian="bold" style:font-weight-complex="bold"/>
    </style:style>
    <style:style style:name="P4" style:family="paragraph" style:parent-style-name="Standard">
      <style:text-properties fo:font-weight="bold" officeooo:rsid="00204e15" officeooo:paragraph-rsid="00204e15" style:font-weight-asian="bold" style:font-weight-complex="bold"/>
    </style:style>
    <style:style style:name="P5" style:family="paragraph" style:parent-style-name="Standard">
      <style:text-properties officeooo:rsid="00237f57" officeooo:paragraph-rsid="00237f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ed90"/>
    </style:style>
    <style:style style:name="T3" style:family="text">
      <style:text-properties officeooo:rsid="001f03e4"/>
    </style:style>
    <style:style style:name="T4" style:family="text">
      <style:text-properties officeooo:rsid="00237f5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7f57" style:font-weight-asian="normal" style:font-weight-complex="normal"/>
    </style:style>
    <style:style style:name="T7" style:family="text">
      <style:text-properties officeooo:rsid="002595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EARCH LOG</text:p>
      <text:p text:style-name="P3"></text:p>
      <text:p text:style-name="P3">Lachlan Stoney</text:p>
      <text:p text:style-name="P3">Work for Russell Drysdale</text:p>
      <text:p text:style-name="P3"></text:p>
      <text:p text:style-name="P1"></text:p>
      <text:p text:style-name="P1"></text:p>
      <text:p text:style-name="P1"></text:p>
      <text:p text:style-name="P3">MUNDRABILLA <text:s/>DATA</text:p>
      <text:p text:style-name="P1"></text:p>
      <text:p text:style-name="P1">Obtained daily and monthly rain data for mundrabilla (1901-2016) from:</text:p>
      <text:p text:style-name="P1"/>
      <text:p text:style-name="P1">http://www.bom.gov.au/jsp/ncc/cdio/weatherData/av?p_nccObsCode=139&amp;p_display_type=dataFile&amp;p_stn_num=011008</text:p>
      <text:p text:style-name="P1">stored in rus/nullabor/mundrabilla/</text:p>
      <text:p text:style-name="P1"/>
      <text:p text:style-name="P1">3 files: daily, monthly1, monthly2 <text:s text:c="2"/>(not actually named like that).</text:p>
      <text:p text:style-name="P1">data format = .csv</text:p>
      <text:p text:style-name="P1">monthly 2 has a slightly different format (12 months per row, annual rainfall included).</text:p>
      <text:p text:style-name="P1"/>
      <text:p text:style-name="P1">stored in /rus/nullabor/mundrabilla/original_data/</text:p>
      <text:p text:style-name="P1"></text:p>
      <text:p text:style-name="P1">NCEP data spans Jan 1979 - July 2015</text:p>
      <text:p text:style-name="P1">Mundrabilla rainfall data has a GAP from 1971 to 1984, and some missing data in 2012 (January and 2012 total rainfall amount).</text:p>
      <text:p text:style-name="P1">Overlap of two datasets: Jan1984-July2015.</text:p>
      <text:p text:style-name="P1"/>
      <text:p text:style-name="P1"/>
      <text:p text:style-name="P1"/>
      <text:p text:style-name="P3">OPENING THE RAIN DATA</text:p>
      <text:p text:style-name="P1"></text:p>
      <text:p text:style-name="P1">Matlab command csvread() only works on files with purely numerical data, but the BOM data has some text.</text:p>
      <text:p text:style-name="P1"></text:p>
      <text:p text:style-name="P1">Wrote AWK script <text:span text:style-name="T1">rain_filter.sh</text:span> to send relevant .csv data (the important numerical stuff from 1984-2015) to new .dat files</text:p>
      <text:p text:style-name="P1"/>
      <text:p text:style-name="P1">Usage: "bash rain_filter.sh" <text:s text:c="2"/>(if script and .csv files are in the correct directories)</text:p>
      <text:p text:style-name="P1"/>
      <text:p text:style-name="P1">Currently this script creates .dat files in <text:s text:c="3"/>/rus/nullabor/mundrabilla/<text:span text:style-name="T2">filtered_data/</text:span></text:p>
      <text:p text:style-name="P2">i.e. one file for January rainfall, Feb rainfall, yearly rainfall, yearly rainfall etc.</text:p>
      <text:p text:style-name="P1"/>
      <text:p text:style-name="P1">Wrote a line in this script to add an entry for Jan 2012 (with missing data). Otherwise there is a gap.</text:p>
      <text:p text:style-name="P1">Configure this script to filter for particular months, etc.</text:p>
      <text:p text:style-name="P1">Plan to use this script to select only summer rainfall days with <text:s/>&gt; 5mm.</text:p>
      <text:p text:style-name="P1"></text:p>
      <text:p text:style-name="P1">Wrote matlab script<text:span text:style-name="T1"> read_rain_data.m </text:span>to read the new .dat files, <text:span text:style-name="T3">test some plots etc. Basic.</text:span></text:p>
      <text:p text:style-name="P1"></text:p>
      <text:p text:style-name="P1"/>
      <text:p text:style-name="P1"/>
      <text:p text:style-name="P1"/>
      <text:p text:style-name="P1"/>
      <text:p text:style-name="P1"><text:soft-page-break/></text:p>
      <text:p text:style-name="P4">NCEP DATA</text:p>
      <text:p text:style-name="P3"/>
      <text:p text:style-name="P1">NCEP data downloaded from http://www.esrl.noaa.gov/psd/data/gridded/data.ncep.reanalysis2.html</text:p>
      <text:p text:style-name="P1">stored at: rus/ncep</text:p>
      <text:p text:style-name="P1">variables: MLSP,skin temp.</text:p>
      <text:p text:style-name="P1"></text:p>
      <text:p text:style-name="P1">Cut data record down to Jan 1984 - July 2015 period with nco commands. e.g:</text:p>
      <text:p text:style-name="P1"></text:p>
      <text:p text:style-name="P1">ncks -F -d time,61,439 <text:s/>mlsp.mon.mean.nc mlsp_Jan1984_July2015.nc</text:p>
      <text:p text:style-name="P1"></text:p>
      <text:p text:style-name="P1">created monthly,yearly,seasonal data with the script <text:span text:style-name="T1">reformat_field.sh </text:span><text:span text:style-name="T5"><text:s/></text:span><text:span text:style-name="T6">(done on abyss)</text:span></text:p>
      <text:p text:style-name="P1">This calls other scripts: month.sh, year.sh,summer.sh,winter.sh</text:p>
      <text:p text:style-name="P1"><text:span text:style-name="T4">These reformatted ncep data files are located in /rus/ncep/SST_ncep/ <text:s text:c="3"/>and <text:s text:c="2"/>/rus/ncep/MSLP_ncep</text:span></text:p>
      <text:p text:style-name="P5"/>
      <text:p text:style-name="P1"></text:p>
      <text:p text:style-name="P1">Wrote matlab function s<text:span text:style-name="T1">patial_correlation.m </text:span></text:p>
      <text:p text:style-name="P1">Accepts one rain fall <text:span text:style-name="T7">file (i.e. from /rus/nullabor/mundrabilla/filtered_data/ ) </text:span>and one renanalysis file <text:span text:style-name="T7">(e.g. from /rus/ncep/SST_ncep/.)</text:span>. Both need to have same number of time steps.</text:p>
      <text:p text:style-name="P1"/>
      <text:p text:style-name="P1">Usage: spatial_correlation(rainfile,ncepfile,ncepvariable)</text:p>
      <text:p text:style-name="P1"></text:p>
      <text:p text:style-name="P1">Wrote the matlab function <text:span text:style-name="T1">correlation_test.m</text:span> to calculate the correlation field for two renanalysis files. This can be tested against</text:p>
      <text:p text:style-name="P1"></text:p>
      <text:p text:style-name="P1">cdo -b 32 timecor file1 file2</text:p>
      <text:p text:style-name="P1"></text:p>
      <text:p text:style-name="P1">Tested both methods with the files SST.nc and pres.sfc.mon.mean.nc and they gave the same results.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7:23:52.593395923</meta:creation-date>
    <dc:date>2016-03-29T17:43:47.960160545</dc:date>
    <meta:editing-duration>PT11M49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59" meta:word-count="357" meta:character-count="2681" meta:non-whitespace-character-count="2291"/>
  </office:meta>
</office:document-meta>
</file>